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color="#ffffff"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1.784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085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191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445cm"/>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1.04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436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4.422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6.864cm"/>
    </style:style>
    <style:style style:name="gr12" style:family="graphic" style:parent-style-name="standard">
      <style:graphic-properties draw:stroke="none" svg:stroke-color="#000000" draw:fill="none" draw:fill-color="#ffffff" draw:textarea-horizontal-align="left" draw:auto-grow-height="true" draw:auto-grow-width="true" fo:min-height="0.556cm" fo:min-width="2.665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119cm"/>
    </style:style>
    <style:style style:name="gr14" style:family="graphic" style:parent-style-name="standard">
      <style:graphic-properties draw:stroke="none" svg:stroke-color="#000000" draw:fill="none" draw:fill-color="#ffffff" draw:textarea-horizontal-align="left" draw:auto-grow-height="true" draw:auto-grow-width="true" fo:min-height="0.552cm" fo:min-width="2.881cm"/>
    </style:style>
    <style:style style:name="gr15" style:family="graphic" style:parent-style-name="standard">
      <style:graphic-properties draw:stroke="none" svg:stroke-color="#000000" draw:fill="none" draw:fill-color="#ffffff" fo:min-height="25.69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4pt"/>
    </style:style>
    <style:style style:name="T1" style:family="text">
      <style:text-properties fo:font-size="14pt" style:font-size-asian="14pt" style:font-size-complex="14pt"/>
    </style:style>
    <style:style style:name="T2"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588cm" svg:height="14.605cm" svg:x="5.604cm" svg:y="3.032cm">
          <text:p/>
        </draw:rect>
        <draw:frame draw:style-name="gr2" draw:text-style-name="P2" draw:layer="layout" svg:width="2.284cm" svg:height="0.806cm" svg:x="7.509cm" svg:y="1.889cm">
          <draw:text-box>
            <text:p><text:span text:style-name="T1">Memory</text:span></text:p>
          </draw:text-box>
        </draw:frame>
        <draw:frame draw:style-name="gr3" draw:layer="layout" svg:width="2.585cm" svg:height="0.962cm" svg:x="2.892cm" svg:y="3.032cm">
          <draw:text-box>
            <text:p>0x0000</text:p>
          </draw:text-box>
        </draw:frame>
        <draw:frame draw:style-name="gr4" draw:layer="layout" svg:width="2.691cm" svg:height="0.962cm" svg:x="2.913cm" svg:y="16.802cm">
          <draw:text-box>
            <text:p>0x7FFF</text:p>
          </draw:text-box>
        </draw:frame>
        <draw:line draw:style-name="gr5" draw:text-style-name="P1" draw:layer="layout" svg:x1="5.604cm" svg:y1="4.683cm" svg:x2="11.192cm" svg:y2="4.683cm">
          <text:p/>
        </draw:line>
        <draw:line draw:style-name="gr5" draw:text-style-name="P1" draw:layer="layout" svg:x1="5.604cm" svg:y1="8.239cm" svg:x2="11.192cm" svg:y2="8.239cm">
          <text:p/>
        </draw:line>
        <draw:frame draw:style-name="gr6" draw:text-style-name="P2" draw:layer="layout" svg:width="2.945cm" svg:height="0.806cm" svg:x="6.982cm" svg:y="3.373cm">
          <draw:text-box>
            <text:p><text:span text:style-name="T1">Mapped IO</text:span></text:p>
          </draw:text-box>
        </draw:frame>
        <draw:frame draw:style-name="gr7" draw:text-style-name="P2" draw:layer="layout" svg:width="1.543cm" svg:height="0.806cm" svg:x="7.443cm" svg:y="6.007cm">
          <draw:text-box>
            <text:p><text:span text:style-name="T1">Data</text:span></text:p>
          </draw:text-box>
        </draw:frame>
        <draw:frame draw:style-name="gr8" draw:layer="layout" svg:width="2.936cm" svg:height="0.962cm" svg:x="6.874cm" svg:y="14.389cm">
          <draw:text-box>
            <text:p>Program</text:p>
          </draw:text-box>
        </draw:frame>
        <draw:line draw:style-name="gr9" draw:text-style-name="P1" draw:layer="layout" svg:x1="13.458cm" svg:y1="17.623cm" svg:x2="11.192cm" svg:y2="17.623cm">
          <text:p/>
        </draw:line>
        <draw:line draw:style-name="gr9" draw:text-style-name="P1" draw:layer="layout" svg:x1="13.438cm" svg:y1="3.034cm" svg:x2="11.192cm" svg:y2="3.034cm">
          <text:p/>
        </draw:line>
        <draw:frame draw:style-name="gr10" draw:text-style-name="P2" draw:layer="layout" svg:width="4.922cm" svg:height="0.806cm" svg:x="13.61cm" svg:y="17.208cm">
          <draw:text-box>
            <text:p><text:span text:style-name="T1">PC Counter (Port A)</text:span></text:p>
          </draw:text-box>
        </draw:frame>
        <draw:frame draw:style-name="gr11" draw:text-style-name="P2" draw:layer="layout" svg:width="7.364cm" svg:height="0.806cm" svg:x="13.618cm" svg:y="2.626cm">
          <draw:text-box>
            <text:p><text:span text:style-name="T1">Touch Screen Address (Port B)</text:span></text:p>
          </draw:text-box>
        </draw:frame>
        <draw:line draw:style-name="gr9" draw:text-style-name="P1" draw:layer="layout" svg:x1="15.764cm" svg:y1="17.129cm" svg:x2="15.764cm" svg:y2="13.573cm">
          <text:p/>
        </draw:line>
        <draw:line draw:style-name="gr9" draw:text-style-name="P1" draw:layer="layout" svg:x1="15.718cm" svg:y1="3.413cm" svg:x2="15.718cm" svg:y2="4.556cm">
          <text:p/>
        </draw:line>
        <draw:frame draw:style-name="gr6" draw:text-style-name="P3" draw:layer="layout" svg:width="2.945cm" svg:height="0.806cm" svg:x="16.121cm" svg:y="3.448cm">
          <draw:text-box>
            <text:p><text:span text:style-name="T2">Increments</text:span></text:p>
          </draw:text-box>
        </draw:frame>
        <draw:frame draw:style-name="gr12" draw:text-style-name="P3" draw:layer="layout" svg:width="3.165cm" svg:height="0.806cm" svg:x="16.121cm" svg:y="15.124cm">
          <draw:text-box>
            <text:p><text:span text:style-name="T2">Decrements</text:span></text:p>
          </draw:text-box>
        </draw:frame>
        <draw:frame draw:style-name="gr13" draw:layer="layout" svg:width="2.691cm" svg:height="0.962cm" svg:x="2.853cm" svg:y="4.177cm">
          <draw:text-box>
            <text:p>0x07FA</text:p>
          </draw:text-box>
        </draw:frame>
        <draw:frame draw:style-name="gr3" draw:layer="layout" svg:width="2.657cm" svg:height="0.962cm" svg:x="3.007cm" svg:y="7.785cm">
          <draw:text-box>
            <text:p>0x157A</text:p>
          </draw:text-box>
        </draw:frame>
        <draw:line draw:style-name="gr9" draw:text-style-name="P1" draw:layer="layout" svg:x1="13.439cm" svg:y1="8.234cm" svg:x2="11.193cm" svg:y2="8.234cm">
          <text:p/>
        </draw:line>
        <draw:frame draw:style-name="gr14" draw:text-style-name="P2" draw:layer="layout" svg:width="3.385cm" svg:height="0.806cm" svg:x="13.581cm" svg:y="7.889cm">
          <draw:text-box>
            <text:p><text:span text:style-name="T1">Stack pointer</text:span></text:p>
          </draw:text-box>
        </draw:frame>
      </draw:page>
      <draw:page draw:name="page2" draw:style-name="dp1" draw:master-page-name="Default">
        <draw:frame draw:style-name="gr15" draw:text-style-name="P2" draw:layer="layout" svg:width="19.59cm" svg:height="25.94cm" svg:x="1cm" svg:y="1cm">
          <draw:text-box>
            <text:p><text:span text:style-name="T1">Every time the PC counter decrements the IO counter will increment. There will be specific regions of the mapped IO that is tied to specific IO devices. I.E. 0x0000 will be mapped to the seven segment display. Every time port B is set to read from 0x0000 the data that is stored there will be written to the seven segment module. Then the IO counter will increment. The next address 0x0001 is mapped to the wireless module, so that data will be sent off to the wireless module. The touch screen will work in a similar fashion, though it will be much more complicated since it has to be calculated depending on which pixel of the screen the the display is currently rendering. The display also works on 24 bit's per pixel so we will have to take up 3 memory mapped addresses. This is one version of the memory mapped IO. Alternatively we can store a large amount of data for the touch screen in the memory mapped IO and let it render more than a single pixel before we have to touch that memory address agai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ennon Loveless</meta:initial-creator>
    <meta:creation-date>2015-11-09T11:39:56</meta:creation-date>
    <dc:date>2015-11-12T17:11:55</dc:date>
    <dc:creator>Brennon Loveless</dc:creator>
    <meta:editing-duration>PT45M24S</meta:editing-duration>
    <meta:editing-cycles>7</meta:editing-cycles>
    <meta:generator>OpenOffice/4.1.2$Unix OpenOffice.org_project/412m3$Build-9782</meta:generator>
    <meta:document-statistic meta:object-count="22"/>
  </office:meta>
</office:document-meta>
</file>